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NSServe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NSServer.getLocal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NSServer.getByName( String ho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NSServer.getHostName( InetAddress add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NSServer.findTXTRecords( String hos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NSServer.configure( final Configuration configurat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DNSServer.lookup( String namestr , int type , String typeDes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NSServer.getSMTPHostAddresses( final String domain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NSServ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NSServer.allowIPLiteral( String ho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NSServer.getDNSSer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NSServer.findMXRecords( String hos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NSServer.findMXRecordsRaw( String hos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XRecordComparator.compare( Object a , Objec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NSServer.getAllByName( String ho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NSServ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NSServer.initializ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NSServer.getSearchPa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NSServer.lookupNoException( String namestr , int type , String type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